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P2"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1c3ee7" style:font-size-asian="14pt" style:font-size-complex="14pt"/>
    </style:style>
    <style:style style:name="P3"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36d78e" style:font-size-asian="14pt" style:font-size-complex="14pt"/>
    </style:style>
    <style:style style:name="P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fe488" style:font-size-asian="14pt" style:font-size-complex="14pt"/>
    </style:style>
    <style:style style:name="P5"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2bbd02" style:font-size-asian="14pt" style:font-size-complex="14pt"/>
    </style:style>
    <style:style style:name="P6" style:family="paragraph" style:parent-style-name="Text_20_body">
      <loext:graphic-properties draw:fill-hatch-name="hatch"/>
      <style:paragraph-properties fo:margin-top="0.101cm" fo:margin-bottom="0.499cm" style:contextual-spacing="false" fo:line-height="115%" fo:break-before="page"/>
      <style:text-properties fo:font-size="14pt" officeooo:rsid="002789f0" officeooo:paragraph-rsid="002789f0" style:font-size-asian="14pt" style:font-size-complex="14pt"/>
    </style:style>
    <style:style style:name="P7"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2cdea2" style:font-size-asian="14pt" style:font-size-complex="14pt"/>
    </style:style>
    <style:style style:name="P8" style:family="paragraph" style:parent-style-name="Text_20_body">
      <loext:graphic-properties draw:fill-hatch-name="hatch"/>
      <style:paragraph-properties fo:margin-top="0.101cm" fo:margin-bottom="0.499cm" style:contextual-spacing="false" fo:line-height="115%"/>
      <style:text-properties fo:font-size="14pt" officeooo:rsid="0042820b" officeooo:paragraph-rsid="0042820b" style:font-size-asian="14pt" style:font-size-complex="14pt"/>
    </style:style>
    <style:style style:name="P9" style:family="paragraph" style:parent-style-name="Text_20_body">
      <loext:graphic-properties draw:fill-gradient-name="gradient" draw:fill-hatch-name="hatch"/>
      <style:paragraph-properties fo:margin-top="0cm" fo:margin-bottom="0.75cm" style:contextual-spacing="false" fo:line-height="200%"/>
      <style:text-properties officeooo:paragraph-rsid="001c3ee7"/>
    </style:style>
    <style:style style:name="P10" style:family="paragraph" style:parent-style-name="Text_20_body">
      <loext:graphic-properties draw:fill-hatch-name="hatch"/>
      <style:paragraph-properties fo:margin-top="0cm" fo:margin-bottom="0.75cm" style:contextual-spacing="false" fo:line-height="200%"/>
      <style:text-properties officeooo:paragraph-rsid="0047d641"/>
    </style:style>
    <style:style style:name="P11" style:family="paragraph" style:parent-style-name="Text_20_body">
      <loext:graphic-properties draw:fill-gradient-name="gradient" draw:fill-hatch-name="hatch"/>
      <style:paragraph-properties fo:margin-top="0cm" fo:margin-bottom="0.75cm" style:contextual-spacing="false" fo:line-height="200%"/>
      <style:text-properties officeooo:paragraph-rsid="002e001c"/>
    </style:style>
    <style:style style:name="P12" style:family="paragraph" style:parent-style-name="Text_20_body" style:list-style-name="L2">
      <loext:graphic-properties draw:fill-hatch-name="hatch"/>
      <style:paragraph-properties fo:margin-top="0cm" fo:margin-bottom="0.25cm" style:contextual-spacing="false" fo:line-height="100%"/>
      <style:text-properties fo:font-size="14pt" officeooo:rsid="0028d6ad" officeooo:paragraph-rsid="0028d6ad" style:font-size-asian="14pt" style:font-size-complex="14pt"/>
    </style:style>
    <style:style style:name="P13" style:family="paragraph" style:parent-style-name="Text_20_body">
      <loext:graphic-properties draw:fill-hatch-name="hatch"/>
      <style:paragraph-properties fo:margin-top="0cm" fo:margin-bottom="0.75cm" style:contextual-spacing="false" fo:line-height="200%" fo:break-before="page"/>
      <style:text-properties fo:font-size="14pt" officeooo:paragraph-rsid="004daa8a" style:font-size-asian="14pt" style:font-size-complex="14pt"/>
    </style:style>
    <style:style style:name="P14" style:family="paragraph" style:parent-style-name="Text_20_body">
      <loext:graphic-properties draw:fill-gradient-name="gradient" draw:fill-hatch-name="hatch"/>
      <style:paragraph-properties fo:margin-top="0cm" fo:margin-bottom="0.75cm" style:contextual-spacing="false" fo:line-height="200%"/>
      <style:text-properties fo:font-size="14pt" officeooo:paragraph-rsid="004daa8a" style:font-size-asian="14pt" style:font-size-complex="14pt"/>
    </style:style>
    <style:style style:name="P15" style:family="paragraph" style:parent-style-name="Text_20_body">
      <loext:graphic-properties draw:fill-hatch-name="hatch"/>
      <style:paragraph-properties fo:margin-top="0.101cm" fo:margin-bottom="0.499cm" style:contextual-spacing="false" fo:line-height="115%"/>
      <style:text-properties fo:font-size="14pt" officeooo:rsid="002789f0" officeooo:paragraph-rsid="0034912d" style:font-size-asian="14pt" style:font-size-complex="14pt"/>
    </style:style>
    <style:style style:name="P16" style:family="paragraph" style:parent-style-name="Text_20_body">
      <loext:graphic-properties draw:fill-hatch-name="hatch"/>
      <style:paragraph-properties fo:margin-top="0.101cm" fo:margin-bottom="0.499cm" style:contextual-spacing="false" fo:line-height="115%"/>
      <style:text-properties fo:font-size="14pt" officeooo:rsid="005166d2" officeooo:paragraph-rsid="005166d2" style:font-size-asian="14pt" style:font-size-complex="14pt"/>
    </style:style>
    <style:style style:name="P17" style:family="paragraph" style:parent-style-name="Text_20_body" style:master-page-name="">
      <loext:graphic-properties draw:fill="none" draw:fill-hatch-name="hatch"/>
      <style:paragraph-properties fo:margin-left="2cm" fo:margin-right="0cm" fo:margin-top="0.101cm" fo:margin-bottom="0.499cm" style:contextual-spacing="false" fo:line-height="115%" fo:text-indent="-1cm" style:auto-text-indent="false" style:page-number="auto" fo:background-color="transparent"/>
      <style:text-properties fo:font-size="14pt" fo:font-style="italic" fo:font-weight="bold" officeooo:rsid="002789f0" officeooo:paragraph-rsid="004f58d0" style:font-size-asian="14pt" style:font-style-asian="italic" style:font-weight-asian="bold" style:font-size-complex="14pt" style:font-style-complex="italic" style:font-weight-complex="bold"/>
    </style:style>
    <style:style style:name="P18" style:family="paragraph" style:parent-style-name="Text_20_body">
      <loext:graphic-properties draw:fill="none" draw:fill-hatch-name="hatch"/>
      <style:paragraph-properties fo:margin-left="2cm" fo:margin-right="0cm" fo:margin-top="0.101cm" fo:margin-bottom="0.499cm" style:contextual-spacing="false" fo:line-height="115%" fo:text-indent="-1cm" style:auto-text-indent="false" fo:background-color="transparent"/>
      <style:text-properties fo:font-size="14pt" fo:font-style="italic" fo:font-weight="bold" officeooo:rsid="002789f0" officeooo:paragraph-rsid="004f58d0" style:font-size-asian="14pt" style:font-style-asian="italic" style:font-weight-asian="bold" style:font-size-complex="14pt" style:font-style-complex="italic" style:font-weight-complex="bold"/>
    </style:style>
    <style:style style:name="P19" style:family="paragraph" style:parent-style-name="Text_20_body">
      <style:text-properties officeooo:paragraph-rsid="0046b883"/>
    </style:style>
    <style:style style:name="P20" style:family="paragraph" style:parent-style-name="Text_20_body" style:list-style-name="L3"/>
    <style:style style:name="P21" style:family="paragraph" style:parent-style-name="Text_20_body" style:list-style-name="L3">
      <style:text-properties fo:font-style="italic" style:font-style-asian="italic" style:font-style-complex="italic"/>
    </style:style>
    <style:style style:name="P22" style:family="paragraph" style:parent-style-name="Text_20_body" style:list-style-name="L4">
      <style:text-properties officeooo:paragraph-rsid="004daa8a"/>
    </style:style>
    <style:style style:name="P23" style:family="paragraph" style:parent-style-name="Text_20_body" style:list-style-name="L2">
      <style:paragraph-properties fo:margin-top="0cm" fo:margin-bottom="0.25cm" style:contextual-spacing="false" fo:line-height="100%"/>
      <style:text-properties officeooo:paragraph-rsid="0028d6ad"/>
    </style:style>
    <style:style style:name="P24" style:family="paragraph" style:parent-style-name="Text_20_body">
      <loext:graphic-properties draw:fill-hatch-name="hatch"/>
      <style:paragraph-properties fo:margin-top="0.101cm" fo:margin-bottom="0.499cm" style:contextual-spacing="false" fo:line-height="100%"/>
      <style:text-properties officeooo:paragraph-rsid="0047d641"/>
    </style:style>
    <style:style style:name="P25" style:family="paragraph" style:parent-style-name="Text_20_body">
      <loext:graphic-properties draw:fill-hatch-name="hatch"/>
      <style:paragraph-properties fo:margin-top="0.101cm" fo:margin-bottom="0.499cm" style:contextual-spacing="false" fo:line-height="115%"/>
      <style:text-properties officeooo:paragraph-rsid="004daa8a"/>
    </style:style>
    <style:style style:name="T1" style:family="text">
      <style:text-properties officeooo:rsid="0048c86c"/>
    </style:style>
    <style:style style:name="T2" style:family="text">
      <style:text-properties officeooo:rsid="0046b883"/>
    </style:style>
    <style:style style:name="T3" style:family="text">
      <style:text-properties officeooo:rsid="001c3ee7"/>
    </style:style>
    <style:style style:name="T4" style:family="text">
      <style:text-properties officeooo:rsid="003f303a"/>
    </style:style>
    <style:style style:name="T5" style:family="text">
      <style:text-properties officeooo:rsid="0025b437"/>
    </style:style>
    <style:style style:name="T6" style:family="text">
      <style:text-properties fo:font-style="italic" style:font-style-asian="italic" style:font-style-complex="italic"/>
    </style:style>
    <style:style style:name="T7" style:family="text">
      <style:text-properties fo:font-style="italic" fo:font-weight="normal" officeooo:rsid="003dea23" style:font-style-asian="italic" style:font-weight-asian="normal" style:font-style-complex="italic" style:font-weight-complex="normal"/>
    </style:style>
    <style:style style:name="T8" style:family="text">
      <style:text-properties fo:font-weight="bold" style:font-weight-asian="bold" style:font-weight-complex="bold"/>
    </style:style>
    <style:style style:name="T9" style:family="text">
      <style:text-properties fo:font-weight="bold" officeooo:rsid="0025b437" style:font-weight-asian="bold" style:font-weight-complex="bold"/>
    </style:style>
    <style:style style:name="T10" style:family="text">
      <style:text-properties fo:font-weight="bold" officeooo:rsid="002fe488" style:font-weight-asian="bold" style:font-weight-complex="bold"/>
    </style:style>
    <style:style style:name="T11" style:family="text">
      <style:text-properties fo:font-weight="bold" officeooo:rsid="004daa8a" style:font-weight-asian="bold" style:font-weight-complex="bold"/>
    </style:style>
    <style:style style:name="T12" style:family="text">
      <style:text-properties officeooo:rsid="002cdea2"/>
    </style:style>
    <style:style style:name="T13" style:family="text">
      <style:text-properties fo:font-size="14pt" style:font-size-asian="14pt" style:font-size-complex="14pt"/>
    </style:style>
    <style:style style:name="T14" style:family="text">
      <style:text-properties fo:font-size="14pt" officeooo:rsid="0046b883" style:font-size-asian="14pt" style:font-size-complex="14pt"/>
    </style:style>
    <style:style style:name="T15" style:family="text">
      <style:text-properties fo:font-size="14pt" officeooo:rsid="0042820b" style:font-size-asian="14pt" style:font-size-complex="14pt"/>
    </style:style>
    <style:style style:name="T16" style:family="text">
      <style:text-properties fo:font-size="14pt" officeooo:rsid="0028d6ad" style:font-size-asian="14pt" style:font-size-complex="14pt"/>
    </style:style>
    <style:style style:name="T17" style:family="text">
      <style:text-properties fo:font-size="14pt" fo:font-weight="bold" style:font-size-asian="14pt" style:font-weight-asian="bold" style:font-size-complex="14pt" style:font-weight-complex="bold"/>
    </style:style>
    <style:style style:name="T18" style:family="text">
      <style:text-properties fo:font-size="14pt" fo:font-weight="bold" officeooo:rsid="0047d641" style:font-size-asian="14pt" style:font-weight-asian="bold" style:font-size-complex="14pt" style:font-weight-complex="bold"/>
    </style:style>
    <style:style style:name="T19" style:family="text">
      <style:text-properties fo:font-size="14pt" fo:font-weight="bold" officeooo:rsid="004daa8a" style:font-size-asian="14pt" style:font-weight-asian="bold" style:font-size-complex="14pt" style:font-weight-complex="bold"/>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047d641" style:font-size-asian="14pt" style:font-weight-asian="normal" style:font-size-complex="14pt" style:font-weight-complex="normal"/>
    </style:style>
    <style:style style:name="T22" style:family="text">
      <style:text-properties fo:font-size="14pt" fo:font-style="italic" style:font-size-asian="14pt" style:font-style-asian="italic" style:font-size-complex="14pt" style:font-style-complex="italic"/>
    </style:style>
    <style:style style:name="T23" style:family="text">
      <style:text-properties officeooo:rsid="0032b6a9"/>
    </style:style>
    <style:style style:name="T24" style:family="text">
      <style:text-properties officeooo:rsid="0035852a"/>
    </style:style>
    <style:style style:name="T25" style:family="text">
      <style:text-properties fo:font-weight="normal" style:font-weight-asian="normal" style:font-weight-complex="normal"/>
    </style:style>
    <style:style style:name="T26" style:family="text">
      <style:text-properties officeooo:rsid="003a90dc"/>
    </style:style>
    <style:style style:name="T27" style:family="text">
      <style:text-properties officeooo:rsid="003ad9c3"/>
    </style:style>
    <style:style style:name="T28" style:family="text">
      <style:text-properties officeooo:rsid="003dea23"/>
    </style:style>
    <style:style style:name="T29" style:family="text">
      <style:text-properties officeooo:rsid="0042820b"/>
    </style:style>
    <style:style style:name="T30" style:family="text">
      <style:text-properties officeooo:rsid="002862eb"/>
    </style:style>
    <style:style style:name="T31" style:family="text">
      <style:text-properties officeooo:rsid="0047d641"/>
    </style:style>
    <style:style style:name="T32" style:family="text">
      <style:text-properties officeooo:rsid="004a9947"/>
    </style:style>
    <style:style style:name="T33" style:family="text">
      <style:text-properties officeooo:rsid="004c8abe"/>
    </style:style>
    <style:style style:name="T34" style:family="text">
      <style:text-properties officeooo:rsid="004daa8a"/>
    </style:style>
    <style:style style:name="T35" style:family="text">
      <style:text-properties officeooo:rsid="00514ae9"/>
    </style:style>
    <style:style style:name="T36" style:family="text">
      <style:text-properties officeooo:rsid="005166d2"/>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Call to Worship (Psalm 116:12-14) / Opening prayer (John A)</text:p>
      <text:p text:style-name="Text_20_body">Praise: <text:span text:style-name="Emphasis">Hark The Herald Angels Sing</text:span></text:p>
      <text:p text:style-name="Text_20_body">Bible Reading: Isaiah 9:1-7 (Seng T)</text:p>
      <text:p text:style-name="Text_20_body">Announcements (JA)</text:p>
      <text:list text:style-name="L4">
        <text:list-item>
          <text:p text:style-name="P22"><text:span text:style-name="T34">Special Welcome to Lazlo &amp; Eva Mihalyi this morning</text:span></text:p>
        </text:list-item>
      </text:list>
      <text:p text:style-name="Text_20_body">Sunday School (Mook L)</text:p>
      <text:p text:style-name="Text_20_body">Praise: <text:span text:style-name="Emphasis">The Lord Is My Salvation</text:span></text:p>
      <text:p text:style-name="Text_20_body">Prayer for the church and the world  (Jan F)</text:p>
      <text:p text:style-name="Text_20_body">Bible reading: Luke 2:8-20 (Pam W)</text:p>
      <text:p text:style-name="Text_20_body">Praise: <text:span text:style-name="Emphasis">What Child Is This?</text:span></text:p>
      <text:p text:style-name="Text_20_body">Sermon: “SOMEONE NEEDS TO HEAR THE GOOD NEWS” (ML)</text:p>
      <text:p text:style-name="Text_20_body">Praise: <text:span text:style-name="Emphasis">Yet Not I But Through Christ In Me</text:span></text:p>
      <text:p text:style-name="Text_20_body">Benediction (ML)</text:p>
      <text:p text:style-name="Text_20_body"/>
      <text:p text:style-name="Text_20_body"><text:span text:style-name="Strong_20_Emphasis">Sermon Outline</text:span></text:p>
      <text:p text:style-name="Text_20_body">“SOMEONE NEEDS TO HEAR THE GOOD NEWS” (Luke 2:8-20)</text:p>
      <text:p text:style-name="Text_20_body">Introduction</text:p>
      <text:list text:style-name="L3">
        <text:list-item>
          <text:p text:style-name="P20">To whom was it announced?</text:p>
        </text:list-item>
        <text:list-item>
          <text:p text:style-name="P20">What was the message?</text:p>
        </text:list-item>
        <text:list-item>
          <text:p text:style-name="P21">Gloria, in exce<text:span text:style-name="T33">l</text:span>sis deo</text:p>
        </text:list-item>
      </text:list>
      <text:p text:style-name="Text_20_body">Conclusion</text:p>
      <text:p text:style-name="P13"><text:span text:style-name="T9">Call to Worship</text:span><text:span text:style-name="T5"> Psalm 116:12-14 / </text:span>Opening prayer (John A)</text:p>
      <text:p text:style-name="P10"><text:span text:style-name="T17">Praise: </text:span><text:span text:style-name="Emphasis"><text:span text:style-name="T20">Hark The Herald Angels Sing</text:span></text:span></text:p>
      <text:p text:style-name="P10"><text:span text:style-name="T18">Bible Reading:</text:span><text:span text:style-name="T21"> Isaiah 9:1-7 (Seng T</text:span></text:p>
      <text:p text:style-name="P24"><text:span text:style-name="T18">A</text:span><text:span text:style-name="T17">nnouncements</text:span><text:span text:style-name="T13"> (John A)</text:span></text:p>
      <text:list text:style-name="L2">
        <text:list-item>
          <text:p text:style-name="P12">Special Welcome to Lazlo &amp; Eva Mihalyi this morning</text:p>
        </text:list-item>
        <text:list-item>
          <text:p text:style-name="P23"><text:span text:style-name="T16">More</text:span><text:span text:style-name="T19"> </text:span><text:span text:style-name="T16">announcements from Mook</text:span></text:p>
          <text:p text:style-name="P23"><text:span text:style-name="T16"/></text:p>
        </text:list-item>
      </text:list>
      <text:p text:style-name="P14"><text:span text:style-name="T8">Sunday School:</text:span><text:span text:style-name="T25"> (Mook L)</text:span></text:p>
      <text:p text:style-name="P4"><text:span text:style-name="T8">Praise: </text:span><text:span text:style-name="T7">The Lord Is My Salvation</text:span></text:p>
      <text:p text:style-name="P3"><text:span text:style-name="T8">Prayer for the church and the world:</text:span> (<text:span text:style-name="T4">J</text:span><text:span text:style-name="T31">an F</text:span>)</text:p>
      <text:p text:style-name="P3"><text:span text:style-name="T10">B</text:span><text:span text:style-name="T8">ible Reading:</text:span> Luke 2:8-20 (Pam W)</text:p>
      <text:p text:style-name="P5"><text:span text:style-name="T8">Praise:</text:span> <text:span text:style-name="T6">What Child Is This?</text:span> (OFFERING)</text:p>
      <text:p text:style-name="P11"><text:span text:style-name="T17">Sermon:</text:span><text:span text:style-name="T13"> </text:span>“SOMEONE NEEDS TO HEAR THE GOOD NEWS” (ML)</text:p>
      <text:p text:style-name="P9"><text:span text:style-name="T17">Praise:</text:span><text:span text:style-name="T13"> </text:span><text:span text:style-name="T22">Yet Not I But Through Christ In Me</text:span></text:p>
      <text:p text:style-name="P2"><text:span text:style-name="T8">Benediction</text:span> (<text:span text:style-name="T28">Mook</text:span>)</text:p>
      <text:p text:style-name="P6">Opening Prayer (Psalm 116:12-14)</text:p>
      <text:p text:style-name="P17">[12] What shall I render to the Lord for all his benefits to me?</text:p>
      <text:p text:style-name="P18">[13] I will lift up the cup of salvation and call on the name of the Lord,</text:p>
      <text:p text:style-name="P18">[14] I will pay my vows to the Lord in the presence of all his people.</text:p>
      <text:p text:style-name="P7"><text:span text:style-name="T35">O Lord our God</text:span><text:span text:style-name="T23">,</text:span> we thank You <text:span text:style-name="T12">that </text:span><text:span text:style-name="T35">we are gathered here today to worship </text:span><text:span text:style-name="T29">You, </text:span><text:span text:style-name="T35">Who</text:span><text:span text:style-name="T29"> ha</text:span><text:span text:style-name="T35">ve</text:span><text:span text:style-name="T29"> promised to be with us. We thank You that </text:span><text:span text:style-name="T35">we see Your promise </text:span><text:span text:style-name="T36">fulfilled </text:span><text:span text:style-name="T35">in the birth of </text:span><text:span text:style-name="T29">Jesus </text:span><text:span text:style-name="T35">in a humble situation-a small town full of people busy registering in a Roman census. A birth so ordinary,</text:span><text:span text:style-name="T29"> </text:span><text:span text:style-name="T35">yet announced by angels to chosen witnesses.</text:span></text:p>
      <text:p text:style-name="P15"><text:span text:style-name="T26">We thank You for </text:span><text:span text:style-name="T36">witnesses who did not remain silent but shared the good news far and wide, eventually reaching us, who heard and responded. We thank You that we have received the benefits of that Good News, the gospel, and have turned back to You.</text:span></text:p>
      <text:p text:style-name="P16">We therefore lift our voices, call upon Your Name, and seek to fulfill our commitment to declare that Jesus is is no longger a helpless babe in a manger, but truly King of kings! </text:p>
      <text:p text:style-name="P8"><text:span text:style-name="T27">I</text:span><text:span text:style-name="T24">n </text:span><text:span text:style-name="T36">His</text:span><text:span text:style-name="T27"> Mighty</text:span><text:span text:style-name="T24"> Name we pray</text:span><text:span text:style-name="T30">, Amen.</text:span></text:p>
      <text:p text:style-name="P25"><text:span text:style-name="T15">[</text:span><text:span text:style-name="Emphasis"><text:span text:style-name="T14">Hark The Herald Angels Sing</text:span></text:span><text:span text:style-name="T15">]</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style:text-properties fo:font-size="18pt" fo:font-weight="bold" officeooo:rsid="0012a8b8" officeooo:paragraph-rsid="0012a8b8" style:font-size-asian="18pt" style:font-weight-asian="bold" style:font-size-complex="18pt" style:font-weight-complex="bold"/>
    </style:style>
    <style:style style:name="MT1" style:family="text">
      <style:text-properties officeooo:rsid="004a9947"/>
    </style:style>
    <style:style style:name="MT2" style:family="text">
      <style:text-properties officeooo:rsid="0048c86c"/>
    </style:style>
    <style:style style:name="MT3" style:family="text">
      <style:text-properties officeooo:rsid="0046b883"/>
    </style:style>
    <style:style style:name="MT4" style:family="text">
      <style:text-properties officeooo:rsid="001c3ee7"/>
    </style:style>
    <style:page-layout style:name="Mpm1">
      <style:page-layout-properties fo:page-width="21.001cm" fo:page-height="29.7cm" style:num-format="1" style:print-orientation="portrait" fo:margin-top="0.265cm" fo:margin-bottom="0.44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svg:height="1.302cm" fo:margin-left="0cm" fo:margin-right="0cm" fo:margin-bottom="0.499cm" fo:background-color="transparent" style:dynamic-spacing="false"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Order of Service <text:span text:style-name="MT1">17th</text:span> <text:span text:style-name="MT2">Novem</text:span><text:span text:style-name="MT3">ber</text:span> 202<text:span text:style-name="MT4">4</text:span></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7T22:27:46.588100406</meta:creation-date>
    <dc:date>2024-11-16T21:40:40.509341780</dc:date>
    <meta:editing-duration>PT5H59M12S</meta:editing-duration>
    <meta:editing-cycles>43</meta:editing-cycles>
    <meta:generator>LibreOffice/24.2.6.2$Linux_X86_64 LibreOffice_project/420$Build-2</meta:generator>
    <meta:print-date>2024-02-03T21:06:33.278074986</meta:print-date>
    <meta:document-statistic meta:table-count="0" meta:image-count="0" meta:object-count="0" meta:page-count="3" meta:paragraph-count="45" meta:word-count="417" meta:character-count="2236" meta:non-whitespace-character-count="1868"/>
  </office:meta>
</office:document-meta>
</file>